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Light" svg:font-family="'Noto Sans CJK SC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1f9" officeooo:paragraph-rsid="001d91f9"/>
    </style:style>
    <style:style style:name="P2" style:family="paragraph" style:parent-style-name="Standard">
      <style:text-properties style:font-name="Noto Sans CJK SC Light" officeooo:rsid="001d91f9" officeooo:paragraph-rsid="001d91f9"/>
    </style:style>
    <style:style style:name="P3" style:family="paragraph" style:parent-style-name="Standard">
      <style:text-properties style:font-name="Noto Sans CJK SC Light" fo:font-weight="bold" officeooo:rsid="001d91f9" officeooo:paragraph-rsid="001d91f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 CJK SC Light" fo:font-size="15pt" fo:font-weight="bold" officeooo:rsid="001d91f9" officeooo:paragraph-rsid="001d91f9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d91f9"/>
    </style:style>
    <style:style style:name="T1" style:family="text">
      <style:text-properties officeooo:rsid="001d91f9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E: Julio Cesario de Paiva Leao</text:p>
      <text:p text:style-name="P3">RA: 1916033</text:p>
      <text:p text:style-name="P3">Engenharia de Software 2018/01</text:p>
      <text:p text:style-name="P3">Estrutura de Dados</text:p>
      <text:p text:style-name="P2"/>
      <text:p text:style-name="P4">A04 - Exercícios - Ordenação de Dados - Parte 1</text:p>
      <text:p text:style-name="P1"/>
      <text:p text:style-name="P1">Após análise, e teste de mesa efetuado em todos os três métodos de ordenação, Bubble Sort, Selection Sort e Isertion Sort, pude constatar uma grande diferença em cada um deles.</text:p>
      <text:p text:style-name="P1"/>
      <text:p text:style-name="P1">Bubble Sort</text:p>
      <text:p text:style-name="P1"/>
      <text:p text:style-name="P1">Com base nas seguintes variaveis:</text:p>
      <text:p text:style-name="P5"><text:span text:style-name="T1">int vet[] = </text:span><text:span text:style-name="T2"><text:s/>{22,24,22,38,20,18,31};</text:span></text:p>
      <text:p text:style-name="P1">int i;</text:p>
      <text:p text:style-name="P1"/>
      <text:p text:style-name="P1">Começando com o Bubble Sort, onde obteve um total de 42 comparações, sendo que apenas 12 delas obteve troca de valores, totalizando então 30 repetições desnecessárias, consumindo tempo e recurso do sistema.</text:p>
      <text:p text:style-name="P1"/>
      <text:p text:style-name="P1">Selection Sort</text:p>
      <text:p text:style-name="P1"/>
      <text:p text:style-name="P1">Com base nas seguintes variaveis:</text:p>
      <text:p text:style-name="P5"><text:span text:style-name="T1">int vet[] = </text:span><text:span text:style-name="T2"><text:s/>{22,24,22,38,20,18,31};</text:span></text:p>
      <text:p text:style-name="P1">int k;</text:p>
      <text:p text:style-name="P1"/>
      <text:p text:style-name="P1">O Selection se saiu bem melhor em relação ao anterior, com um total de 16 comparações, sendo 9 executando troca de posições, aproveitando bem os recursos do sistema.</text:p>
      <text:p text:style-name="P1"/>
      <text:p text:style-name="P1">Isertion Sort</text:p>
      <text:p text:style-name="P1"/>
      <text:p text:style-name="P1">Com base nas seguintes variaveis:</text:p>
      <text:p text:style-name="P5"><text:span text:style-name="T1">int vet[] = </text:span><text:span text:style-name="T2"><text:s/>{22,24,22,38,20,18,31};</text:span></text:p>
      <text:p text:style-name="P1">int k;</text:p>
      <text:p text:style-name="P1"/>
      <text:p text:style-name="P1">Foi a que superou todas as demais, com apenas 7 comparações, com o aproveitamento de 5 delas para troca de posições, aproveitou de forma quase que perfeita todos os recursos d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Light" svg:font-family="'Noto Sans CJK SC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3:43:54.571673013</meta:creation-date>
    <dc:date>2018-03-22T23:54:51.445901541</dc:date>
    <meta:editing-duration>PT16S</meta:editing-duration>
    <meta:editing-cycles>1</meta:editing-cycles>
    <meta:document-statistic meta:table-count="0" meta:image-count="0" meta:object-count="0" meta:page-count="1" meta:paragraph-count="21" meta:word-count="186" meta:character-count="1134" meta:non-whitespace-character-count="966"/>
    <meta:generator>LibreOffice/5.1.6.2$Linux_X86_64 LibreOffice_project/10m0$Build-2</meta:generator>
  </office:meta>
</office:document-meta>
</file>